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non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non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noncampus-virginia-" style:display-name="PageStyle_hate-crimes-non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